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314d7" officeooo:paragraph-rsid="002314d7"/>
    </style:style>
    <style:style style:name="P2" style:family="paragraph" style:parent-style-name="Standard">
      <style:text-properties officeooo:rsid="00214b0b" officeooo:paragraph-rsid="0038be09"/>
    </style:style>
    <style:style style:name="P3" style:family="paragraph" style:parent-style-name="Standard">
      <style:text-properties officeooo:rsid="00214b0b" officeooo:paragraph-rsid="00393685"/>
    </style:style>
    <style:style style:name="P4" style:family="paragraph" style:parent-style-name="Standard">
      <style:text-properties officeooo:rsid="00214b0b" officeooo:paragraph-rsid="00231402"/>
    </style:style>
    <style:style style:name="P5" style:family="paragraph" style:parent-style-name="Standard">
      <style:text-properties officeooo:rsid="00393685" officeooo:paragraph-rsid="00393685"/>
    </style:style>
    <style:style style:name="P6" style:family="paragraph" style:parent-style-name="Standard">
      <style:text-properties officeooo:rsid="00267f20" officeooo:paragraph-rsid="00393685"/>
    </style:style>
    <style:style style:name="P7" style:family="paragraph" style:parent-style-name="Text_20_body">
      <style:text-properties officeooo:rsid="002ac50a" officeooo:paragraph-rsid="002ac50a"/>
    </style:style>
    <style:style style:name="P8" style:family="paragraph" style:parent-style-name="Text_20_body">
      <style:text-properties officeooo:rsid="00329e42" officeooo:paragraph-rsid="00329e42"/>
    </style:style>
    <style:style style:name="P9" style:family="paragraph" style:parent-style-name="Text_20_body">
      <style:text-properties officeooo:paragraph-rsid="00329e42"/>
    </style:style>
    <style:style style:name="P10" style:family="paragraph" style:parent-style-name="Text_20_body">
      <style:text-properties officeooo:rsid="003b34ec" officeooo:paragraph-rsid="003b34ec"/>
    </style:style>
    <style:style style:name="P11" style:family="paragraph" style:parent-style-name="Text_20_body">
      <style:paragraph-properties fo:text-align="end" style:justify-single-word="false"/>
      <style:text-properties officeooo:rsid="003ca45e" officeooo:paragraph-rsid="003ca45e"/>
    </style:style>
    <style:style style:name="P12" style:family="paragraph" style:parent-style-name="Heading_20_2">
      <style:text-properties officeooo:rsid="003b34ec" officeooo:paragraph-rsid="003b34ec"/>
    </style:style>
    <style:style style:name="P13" style:family="paragraph" style:parent-style-name="Title">
      <style:text-properties officeooo:rsid="003ddb4a" officeooo:paragraph-rsid="003ddb4a"/>
    </style:style>
    <style:style style:name="P14" style:family="paragraph" style:parent-style-name="Heading_20_1" style:master-page-name="First_20_Page">
      <style:paragraph-properties style:page-number="auto"/>
      <style:text-properties officeooo:rsid="001fae74" officeooo:paragraph-rsid="00339135"/>
    </style:style>
    <style:style style:name="P15" style:family="paragraph" style:parent-style-name="Text_20_body">
      <style:text-properties officeooo:rsid="003ddb4a" officeooo:paragraph-rsid="003ddb4a"/>
    </style:style>
    <style:style style:name="P16" style:family="paragraph" style:parent-style-name="Text_20_body">
      <style:text-properties officeooo:rsid="003f2f4e" officeooo:paragraph-rsid="003f2f4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2202c"/>
    </style:style>
    <style:style style:name="T4" style:family="text">
      <style:text-properties officeooo:rsid="0022a2c3"/>
    </style:style>
    <style:style style:name="T5" style:family="text">
      <style:text-properties officeooo:rsid="00231402"/>
    </style:style>
    <style:style style:name="T6" style:family="text">
      <style:text-properties officeooo:rsid="00234381"/>
    </style:style>
    <style:style style:name="T7" style:family="text">
      <style:text-properties officeooo:rsid="0024c3e0"/>
    </style:style>
    <style:style style:name="T8" style:family="text">
      <style:text-properties officeooo:rsid="002ba97e"/>
    </style:style>
    <style:style style:name="T9" style:family="text">
      <style:text-properties officeooo:rsid="00329e42"/>
    </style:style>
    <style:style style:name="T10" style:family="text">
      <style:text-properties officeooo:rsid="00356c00"/>
    </style:style>
    <style:style style:name="T11" style:family="text">
      <style:text-properties officeooo:rsid="00396ae1"/>
    </style:style>
    <style:style style:name="T12" style:family="text">
      <style:text-properties officeooo:rsid="003b34ec"/>
    </style:style>
    <style:style style:name="T13" style:family="text">
      <style:text-properties officeooo:rsid="003c43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3626087" text:style-name="Outline">
        <text:list-item>
          <text:h text:style-name="P14" text:outline-level="1">Propuesta app Cafessotérico</text:h>
        </text:list-item>
      </text:list>
      <text:p text:style-name="Title"/>
      <text:list xml:id="list160206605420414" text:continue-numbering="true" text:style-name="Outline">
        <text:list-item>
          <text:list>
            <text:list-item>
              <text:h text:style-name="Heading_20_2" text:outline-level="2">Las Consultas</text:h>
            </text:list-item>
          </text:list>
        </text:list-item>
      </text:list>
      <text:p text:style-name="P2"><text:tab/>Me imagino que al terminar un curso salen alumnos <text:span text:style-name="T12">con</text:span> diferentes <text:span text:style-name="T5">capacidades</text:span> y to<text:span text:style-name="T3">d</text:span>o<text:span text:style-name="T3">s</text:span> interesados en tener sus propios <text:span text:style-name="T4">consultantes. A los alumnos que cumplan con ciertos requisitos <text:s/>técnicos y legales, se les invitará a certificarse y poder desde su celular chatear como profesor.</text:span></text:p>
      <text:p text:style-name="P3"><text:tab/><text:span text:style-name="T3">La aplicación bajada por los consultantes desplegará los profesores , indicando la prestación,nombre , monto de la hora,y si están en línea. Al seleccionar un profesor se despliega su ficha <text:s/>y a continuación es posible agendar y pagar una consulta. Esto es indispensable si se desea una consulta. El consultante le deposita a Danitza quien a fin de mes posiblemente deberá cancelar <text:s/>al profesor… </text:span></text:p>
      <text:p text:style-name="P5"><text:tab/><text:span text:style-name="T3">Al consultante se le solicita al término una evaluación del profesor. </text:span>En cualquier caso <text:span text:style-name="T12">Danitza puede</text:span> obtener un listado en donde se detallan las consultas realizadas por cada profesor y el porcentaje de la administración</text:p>
      <text:p text:style-name="P5"/>
      <text:p text:style-name="P4"><text:tab/><text:span text:style-name="T4">El consultante le deposita a Danitza. Del valor de la hora el profesor recibe un porcentaje y la administración otro. A fin de mes se entrega un reporte por cada profesor indicando las horas trabajadas, el porcentaje negociado,alguna retención tributaria y el monto final. Se debe averiguar como pagarle a los profesores,boleta de terceros tal vez...se escapa al sistema.</text:span></text:p>
      <text:p text:style-name="P1"><text:tab/>Posteriormente podrás revisar el chat si te parece conveniente. El consultante tendrá una lista de consultas realizadas , por si desea verlas en el futuro.</text:p>
      <text:p text:style-name="P1"/>
      <text:p text:style-name="P6"><text:tab/>La aplicación permitirá que los profesores si lo desean, avisen a sus contactos de face, gmail y twitter que están haciendo clases y que pueden bajar su app</text:p>
      <text:p text:style-name="P1"><text:tab/><text:span text:style-name="T6">Los ingresos para la administración serían la certificación y un porcentaje por cada consulta. Por supuesto se puede certificar en línea.</text:span></text:p>
      <text:p text:style-name="P1"/>
      <text:p text:style-name="P1"><text:tab/></text:p>
      <text:list xml:id="list160207268393092" text:continue-numbering="true" text:style-name="Outline">
        <text:list-item>
          <text:list>
            <text:list-item>
              <text:h text:style-name="Heading_20_2" text:outline-level="2"><text:soft-page-break/>Los productos</text:h>
            </text:list-item>
          </text:list>
        </text:list-item>
      </text:list>
      <text:p text:style-name="Text_20_body"><text:tab/><text:span text:style-name="T7">El consultante puede ver una lista de productos que se encuentran a la venta,escoger algunos y ponerlos en el carrito <text:s/>de compras para posteriormente ser pagados. </text:span></text:p>
      <text:p text:style-name="Text_20_body"><text:tab/><text:span text:style-name="T7">Posteriormente Danitza entregará la información pertinente asociada al <text:s/>correo, la cual se informará al comprador</text:span></text:p>
      <text:p text:style-name="Text_20_body"><text:tab/><text:span text:style-name="T9">Al finalizar el comprador contestara una encuesta sobre la satisfacción del producto recibido,se deben contemplar devoluciones.</text:span></text:p>
      <text:list xml:id="list160206867579949" text:continue-numbering="true" text:style-name="Outline">
        <text:list-item>
          <text:list>
            <text:list-item>
              <text:h text:style-name="Heading_20_2" text:outline-level="2">La Tirada</text:h>
            </text:list-item>
          </text:list>
        </text:list-item>
      </text:list>
      <text:p text:style-name="P7"><text:tab/>Sería interesante que el consultante pudiera <text:span text:style-name="T8">escoger las cartas, pero para eso necesitamos cartas válidas. ¿Sabes de algún juego de cartas sin licencia?...de lo contrario habría que hablar con un diseñador gráfico y se me ocurre caro.</text:span></text:p>
      <text:p text:style-name="P7"><text:tab/><text:span text:style-name="T10">Otra posibilidad más simple, es fotografiar la tirada y mandársela al alumno</text:span></text:p>
      <text:p text:style-name="P7"/>
      <text:list xml:id="list160206637208148" text:continue-numbering="true" text:style-name="Outline">
        <text:list-item>
          <text:list>
            <text:list-item>
              <text:h text:style-name="Heading_20_2" text:outline-level="2">El zodiaco</text:h>
            </text:list-item>
          </text:list>
        </text:list-item>
      </text:list>
      <text:p text:style-name="P8">Parece interesante que el consultante pueda poner su fecha de nacimiento y le aparezca el signo del zodiaco al que pertenece. Es como fome que siempre diga lo mismo,<text:span text:style-name="T11">eso si.</text:span></text:p>
      <text:p text:style-name="P9"><text:span text:style-name="T9">Adicionalmente </text:span><text:a xlink:type="simple" xlink:href="https://api.adderou.cl/tyaas/" text:style-name="Internet_20_link" text:visited-style-name="Visited_20_Internet_20_Link"><text:span text:style-name="T9">api yolanda sultana</text:span></text:a><text:span text:style-name="T9"> ofrece el signo zodiacal diario en un lenguaje que entiende el computador, el mismo que aparece </text:span><text:a xlink:type="simple" xlink:href="http://www.login.cl//horoscopo" text:style-name="Internet_20_link" text:visited-style-name="Visited_20_Internet_20_Link"><text:span text:style-name="T9">aquí</text:span></text:a><text:span text:style-name="T9"> para las personas</text:span></text:p>
      <text:list xml:id="list160208037764212" text:continue-numbering="true" text:style-name="Outline">
        <text:list-item>
          <text:list>
            <text:list-item>
              <text:h text:style-name="P12" text:outline-level="2">Publicidad</text:h>
            </text:list-item>
          </text:list>
        </text:list-item>
      </text:list>
      <text:p text:style-name="P10">Se podran poner avisos (una imagen mas una descripción pequeña sobre <text:span text:style-name="T13">e</text:span>scrita)</text:p>
      <text:p text:style-name="P10"/>
      <text:p text:style-name="P11">MaxSoft APP</text:p>
      <text:p text:style-name="P11">Maximo Meza</text:p>
      <text:p text:style-name="P13"/>
      <text:p text:style-name="P15"/>
      <text:p text:style-name="P15">Debieratener cursos</text:p>
      <text:p text:style-name="P16">Se ve por camara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creation-date>2018-10-30T15:54:34.944000000</meta:creation-date>
    <meta:editing-duration>PT5H43M8S</meta:editing-duration>
    <meta:generator>LibreOffice/6.1.0.3$Windows_X86_64 LibreOffice_project/efb621ed25068d70781dc026f7e9c5187a4decd1</meta:generator>
    <dc:date>2018-11-09T16:02:06.027000000</dc:date>
    <meta:document-statistic meta:table-count="0" meta:image-count="0" meta:object-count="0" meta:page-count="2" meta:paragraph-count="27" meta:word-count="476" meta:character-count="3020" meta:non-whitespace-character-count="2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